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42971" officeooo:paragraph-rsid="00142971"/>
    </style:style>
    <style:style style:name="P2" style:family="paragraph" style:parent-style-name="Standard">
      <style:text-properties style:font-name="Calibri" officeooo:rsid="0015a0d7" officeooo:paragraph-rsid="0015a0d7"/>
    </style:style>
    <style:style style:name="P3" style:family="paragraph" style:parent-style-name="Standard">
      <style:text-properties style:font-name="Calibri" fo:font-weight="bold" officeooo:rsid="001806e6" officeooo:paragraph-rsid="001806e6" style:font-weight-asian="bold" style:font-weight-complex="bold"/>
    </style:style>
    <style:style style:name="P4" style:family="paragraph" style:parent-style-name="Standard">
      <style:text-properties style:font-name="Calibri" fo:font-weight="normal" officeooo:rsid="001806e6" officeooo:paragraph-rsid="001806e6" style:font-weight-asian="normal" style:font-weight-complex="normal"/>
    </style:style>
    <style:style style:name="T1" style:family="text">
      <style:text-properties officeooo:rsid="0016c845"/>
    </style:style>
    <style:style style:name="T2" style:family="text">
      <style:text-properties officeooo:rsid="001806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8efa"/>
    </style:style>
    <style:style style:name="T5" style:family="text">
      <style:text-properties officeooo:rsid="001b66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sertique en son centre, froide, sa population se concentre au Nord, proche de la mer, répartis dans différents villages de pêcheurs. <text:span text:style-name="T4">On remarque leurs traits de visage plus bourrus.</text:span></text:p>
      <text:p text:style-name="P1"/>
      <text:p text:style-name="P1"/>
      <text:p text:style-name="P1"><text:span text:style-name="T3">Religion dominante : N</text:span>ostanisme</text:p>
      <text:p text:style-name="P1"/>
      <text:p text:style-name="P1">- Freiya déesse de la glace et de la protection</text:p>
      <text:p text:style-name="P1">- Ragnar dieu du feu et du réconfort</text:p>
      <text:p text:style-name="P1">- Fulnir déesse du vent et de la prospérité</text:p>
      <text:p text:style-name="P1">- Magtha déesse de la terre et de la force</text:p>
      <text:p text:style-name="P1">- Firnus dieu des plantes et de la fertilité</text:p>
      <text:p text:style-name="P1">- Metav déesse des animaux et de la famille</text:p>
      <text:p text:style-name="P1">- pas de divinité lumineuse, pas de doués de la lumière</text:p>
      <text:p text:style-name="P2"/>
      <text:p text:style-name="P2">Certains maîtrisent plusieurs Plan<text:span text:style-name="T5">s.</text:span></text:p>
      <text:p text:style-name="P1"/>
      <text:p text:style-name="P1">très peu connaissent Hauteplume, <text:span text:style-name="T1">sauf la grande sage qui a entendu parler de la religion Naturiste, ses ancêtres ont fuit la vallée lorsqu'ils ont commencé à prendre le contrôle par la force</text:span></text:p>
      <text:p text:style-name="P1"/>
      <text:p text:style-name="P2">Au village des Potelés, 30aines d'habitants dont 5 combattants, qui est central dans la Toundra, ils sont emmerdés par le village des Emmitouflés qui leur vole comme des gros méchants leur zone de pêche et qui veulent pas dégager.</text:p>
      <text:p text:style-name="P2">Le village des Emmitouflés, effectif similaire, est belliqueux mais prêt à arrêter si on règle leur problème d'invasion d<text:span text:style-name="T1">e morsours</text:span>.</text:p>
      <text:p text:style-name="P2"/>
      <text:p text:style-name="P3">Progression :</text:p>
      <text:p text:style-name="P4">possibilité de se bi-classer en baissant son MICA et en commençant son nouveau don niveau 1, besoin d'abandonner le culte Naturi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M39S</meta:editing-duration>
    <meta:editing-cycles>8</meta:editing-cycles>
    <meta:generator>LibreOffice/5.2.7.2$Windows_x86 LibreOffice_project/2b7f1e640c46ceb28adf43ee075a6e8b8439ed10</meta:generator>
    <dc:date>2019-11-14T09:14:09.038000000</dc:date>
    <meta:document-statistic meta:table-count="0" meta:image-count="0" meta:object-count="0" meta:page-count="1" meta:paragraph-count="15" meta:word-count="217" meta:character-count="1256" meta:non-whitespace-character-count="1054"/>
    <meta:user-defined meta:name="Info 1"/>
    <meta:user-defined meta:name="Info 2"/>
    <meta:user-defined meta:name="Info 3"/>
    <meta:user-defined meta:name="Info 4"/>
  </office:meta>
</office:document-meta>
</file>